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0">
      <style:table-cell-properties style:vertical-align="automatic" fo:background-color="transparent"/>
    </style:style>
    <style:style style:name="ce3" style:family="table-cell" style:parent-style-name="Default" style:data-style-name="N0">
      <style:table-cell-properties fo:background-color="#D9E1F2"/>
    </style:style>
    <style:style style:name="ce4" style:family="table-cell" style:parent-style-name="Default" style:data-style-name="N37"/>
    <style:style style:name="ce5" style:family="table-cell" style:parent-style-name="Default" style:data-style-name="N37">
      <style:table-cell-properties fo:background-color="#D9E1F2"/>
    </style:style>
    <style:style style:name="co1" style:family="table-column">
      <style:table-column-properties fo:break-before="auto" style:column-width="5.05883333333333cm"/>
    </style:style>
    <style:style style:name="co2" style:family="table-column">
      <style:table-column-properties fo:break-before="auto" style:column-width="3.89466666666667cm"/>
    </style:style>
    <style:style style:name="co3" style:family="table-column">
      <style:table-column-properties fo:break-before="auto" style:column-width="2.26483333333333cm"/>
    </style:style>
    <style:style style:name="co4" style:family="table-column">
      <style:table-column-properties fo:break-before="auto" style:column-width="2.20133333333333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DatosAlumno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column table:style-name="co4" table:number-columns-repeated="15360" table:default-cell-style-name="ce1"/>
        <table:table-row table:style-name="ro1">
          <table:table-cell office:value-type="string" table:style-name="ce2">
            <text:p>NombreYapellidos</text:p>
          </table:table-cell>
          <table:table-cell office:value-type="string" table:style-name="ce2">
            <text:p>GrupoPractica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rge del Río López</text:p>
          </table:table-cell>
          <table:table-cell office:value-type="string" table:style-name="ce2">
            <text:p>A1T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arlos Gonzalez Garcia</text:p>
          </table:table-cell>
          <table:table-cell office:value-type="string" table:style-name="ce2">
            <text:p>A1T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avier Rodriguez Urbano</text:p>
          </table:table-cell>
          <table:table-cell office:value-type="string" table:style-name="ce2">
            <text:p>A1T7</text:p>
          </table:table-cell>
          <table:table-cell table:number-columns-repeated="16382"/>
        </table:table-row>
        <table:table-row table:number-rows-repeated="1048572" table:style-name="ro2">
          <table:table-cell table:number-columns-repeated="16384"/>
        </table:table-row>
      </table:table>
      <table:table table:name="RC" table:style-name="ta2">
        <table:table-column table:style-name="co3" table:number-columns-repeated="2" table:default-cell-style-name="ce1"/>
        <table:table-column table:style-name="co4" table:number-columns-repeated="16382" table:default-cell-style-name="ce1"/>
        <table:table-row table:style-name="ro1">
          <table:table-cell office:value-type="string" table:style-name="ce1">
            <text:p>R</text:p>
          </table:table-cell>
          <table:table-cell office:value-type="string" table:style-name="ce1">
            <text:p>C</text:p>
          </table:table-cell>
          <table:table-cell table:number-columns-repeated="16382"/>
        </table:table-row>
        <table:table-row table:style-name="ro1">
          <table:table-cell office:value-type="float" office:value="10000" table:style-name="ce1">
            <text:p>10000</text:p>
          </table:table-cell>
          <table:table-cell office:value-type="float" office:value="4.7000000000000002E-3" table:style-name="ce1">
            <text:p>0.0047</text:p>
          </table:table-cell>
          <table:table-cell table:number-columns-repeated="16382"/>
        </table:table-row>
        <table:table-row table:style-name="ro1">
          <table:table-cell office:value-type="float" office:value="9930" table:style-name="ce1">
            <text:p>9930</text:p>
          </table:table-cell>
          <table:table-cell office:value-type="float" office:value="4.13E-3" table:formula="of:=4.13*10^(-3)" table:style-name="ce1">
            <text:p>0.00413</text:p>
          </table:table-cell>
          <table:table-cell table:number-columns-repeated="16382"/>
        </table:table-row>
        <table:table-row table:number-rows-repeated="1048573" table:style-name="ro1">
          <table:table-cell table:number-columns-repeated="16384"/>
        </table:table-row>
      </table:table>
      <table:table table:name="DatosEnTiempo" table:style-name="ta2">
        <table:table-column table:style-name="co3" table:number-columns-repeated="2" table:default-cell-style-name="ce1"/>
        <table:table-column table:style-name="co4" table:number-columns-repeated="16382" table:default-cell-style-name="ce1"/>
        <table:table-row table:style-name="ro1">
          <table:table-cell office:value-type="string" table:style-name="ce1">
            <text:p>t</text:p>
          </table:table-cell>
          <table:table-cell office:value-type="string" table:style-name="ce1">
            <text:p>vc</text:p>
          </table:table-cell>
          <table:table-cell office:value-type="string" table:style-name="ce1">
            <text:p>Vs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4">
            <text:p>0.0000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4">
            <text:p>0.0000</text:p>
          </table:table-cell>
          <table:table-cell table:number-columns-repeated="16382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21" table:style-name="ce4">
            <text:p>0.2100</text:p>
          </table:table-cell>
          <table:table-cell table:number-columns-repeated="16382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33" table:style-name="ce4">
            <text:p>0.3300</text:p>
          </table:table-cell>
          <table:table-cell table:number-columns-repeated="16382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56999999999999995" table:style-name="ce4">
            <text:p>0.5700</text:p>
          </table:table-cell>
          <table:table-cell table:number-columns-repeated="16382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81" table:style-name="ce4">
            <text:p>0.8100</text:p>
          </table:table-cell>
          <table:table-cell table:number-columns-repeated="16382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92" table:style-name="ce4">
            <text:p>0.9200</text:p>
          </table:table-cell>
          <table:table-cell table:number-columns-repeated="16382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.1399999999999999" table:style-name="ce4">
            <text:p>1.1400</text:p>
          </table:table-cell>
          <table:table-cell table:number-columns-repeated="16382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.36" table:style-name="ce4">
            <text:p>1.3600</text:p>
          </table:table-cell>
          <table:table-cell table:number-columns-repeated="16382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.47" table:style-name="ce4">
            <text:p>1.4700</text:p>
          </table:table-cell>
          <table:table-cell table:number-columns-repeated="16382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.68" table:style-name="ce4">
            <text:p>1.6800</text:p>
          </table:table-cell>
          <table:table-cell table:number-columns-repeated="16382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.88" table:style-name="ce4">
            <text:p>1.8800</text:p>
          </table:table-cell>
          <table:table-cell table:number-columns-repeated="16382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.98" table:style-name="ce4">
            <text:p>1.9800</text:p>
          </table:table-cell>
          <table:table-cell table:number-columns-repeated="16382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.17" table:style-name="ce4">
            <text:p>2.1700</text:p>
          </table:table-cell>
          <table:table-cell table:number-columns-repeated="16382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.36" table:style-name="ce4">
            <text:p>2.3600</text:p>
          </table:table-cell>
          <table:table-cell table:number-columns-repeated="16382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.46" table:style-name="ce4">
            <text:p>2.4600</text:p>
          </table:table-cell>
          <table:table-cell table:number-columns-repeated="1638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.64" table:style-name="ce4">
            <text:p>2.6400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.82" table:style-name="ce4">
            <text:p>2.8200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.9" table:style-name="ce4">
            <text:p>2.9000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.07" table:style-name="ce4">
            <text:p>3.0700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.24" table:style-name="ce4">
            <text:p>3.2400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.32" table:style-name="ce4">
            <text:p>3.3200</text:p>
          </table:table-cell>
          <table:table-cell table:number-columns-repeated="1638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.48" table:style-name="ce4">
            <text:p>3.4800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.63" table:style-name="ce4">
            <text:p>3.6300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.71" table:style-name="ce4">
            <text:p>3.7100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.86" table:style-name="ce4">
            <text:p>3.8600</text:p>
          </table:table-cell>
          <table:table-cell table:number-columns-repeated="1638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" table:style-name="ce4">
            <text:p>4.0000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.07" table:style-name="ce4">
            <text:p>4.0700</text:p>
          </table:table-cell>
          <table:table-cell table:number-columns-repeated="16382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.21" table:style-name="ce4">
            <text:p>4.2100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.34" table:style-name="ce4">
            <text:p>4.3400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.41" table:style-name="ce4">
            <text:p>4.4100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.54" table:style-name="ce4">
            <text:p>4.5400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4.67" table:style-name="ce4">
            <text:p>4.6700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.7300000000000004" table:style-name="ce4">
            <text:p>4.7300</text:p>
          </table:table-cell>
          <table:table-cell table:number-columns-repeated="1638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.8499999999999996" table:style-name="ce4">
            <text:p>4.8500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.97" table:style-name="ce4">
            <text:p>4.9700</text:p>
          </table:table-cell>
          <table:table-cell table:number-columns-repeated="1638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5.03" table:style-name="ce4">
            <text:p>5.0300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5.14" table:style-name="ce4">
            <text:p>5.1400</text:p>
          </table:table-cell>
          <table:table-cell table:number-columns-repeated="16382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5.25" table:style-name="ce4">
            <text:p>5.2500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.3" table:style-name="ce4">
            <text:p>5.3000</text:p>
          </table:table-cell>
          <table:table-cell table:number-columns-repeated="1638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5.41" table:style-name="ce4">
            <text:p>5.4100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5.51" table:style-name="ce4">
            <text:p>5.5100</text:p>
          </table:table-cell>
          <table:table-cell table:number-columns-repeated="1638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5.56" table:style-name="ce4">
            <text:p>5.5600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.66" table:style-name="ce4">
            <text:p>5.6600</text:p>
          </table:table-cell>
          <table:table-cell table:number-columns-repeated="1638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.75" table:style-name="ce4">
            <text:p>5.7500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5.8" table:style-name="ce4">
            <text:p>5.8000</text:p>
          </table:table-cell>
          <table:table-cell table:number-columns-repeated="16382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5.98" table:style-name="ce4">
            <text:p>5.9800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6.02" table:style-name="ce4">
            <text:p>6.0200</text:p>
          </table:table-cell>
          <table:table-cell table:number-columns-repeated="1638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6.11" table:style-name="ce4">
            <text:p>6.1100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6.19" table:style-name="ce4">
            <text:p>6.1900</text:p>
          </table:table-cell>
          <table:table-cell table:number-columns-repeated="16382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6.23" table:style-name="ce4">
            <text:p>6.2300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6.31" table:style-name="ce4">
            <text:p>6.3100</text:p>
          </table:table-cell>
          <table:table-cell table:number-columns-repeated="16382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6.39" table:style-name="ce4">
            <text:p>6.3900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6.43" table:style-name="ce4">
            <text:p>6.4300</text:p>
          </table:table-cell>
          <table:table-cell table:number-columns-repeated="16382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6.5" table:style-name="ce4">
            <text:p>6.5000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6.58" table:style-name="ce4">
            <text:p>6.5800</text:p>
          </table:table-cell>
          <table:table-cell table:number-columns-repeated="16382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6.61" table:style-name="ce4">
            <text:p>6.6100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6.68" table:style-name="ce4">
            <text:p>6.6800</text:p>
          </table:table-cell>
          <table:table-cell table:number-columns-repeated="16382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6.75" table:style-name="ce4">
            <text:p>6.7500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6.78" table:style-name="ce4">
            <text:p>6.7800</text:p>
          </table:table-cell>
          <table:table-cell table:number-columns-repeated="16382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6.85" table:style-name="ce4">
            <text:p>6.8500</text:p>
          </table:table-cell>
          <table:table-cell table:number-columns-repeated="16382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6.91" table:style-name="ce4">
            <text:p>6.9100</text:p>
          </table:table-cell>
          <table:table-cell table:number-columns-repeated="16382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6.94" table:style-name="ce4">
            <text:p>6.9400</text:p>
          </table:table-cell>
          <table:table-cell table:number-columns-repeated="16382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7.0030000000000001" table:formula="of:=7.003" table:style-name="ce4">
            <text:p>7.0030</text:p>
          </table:table-cell>
          <table:table-cell table:number-columns-repeated="16382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7.06" table:style-name="ce4">
            <text:p>7.0600</text:p>
          </table:table-cell>
          <table:table-cell table:number-columns-repeated="16382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7.09" table:style-name="ce4">
            <text:p>7.0900</text:p>
          </table:table-cell>
          <table:table-cell table:number-columns-repeated="16382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7.15" table:style-name="ce4">
            <text:p>7.1500</text:p>
          </table:table-cell>
          <table:table-cell table:number-columns-repeated="16382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7.21" table:style-name="ce4">
            <text:p>7.2100</text:p>
          </table:table-cell>
          <table:table-cell table:number-columns-repeated="16382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7.23" table:style-name="ce4">
            <text:p>7.2300</text:p>
          </table:table-cell>
          <table:table-cell table:number-columns-repeated="16382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7.29" table:style-name="ce4">
            <text:p>7.2900</text:p>
          </table:table-cell>
          <table:table-cell table:number-columns-repeated="16382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7.34" table:style-name="ce4">
            <text:p>7.3400</text:p>
          </table:table-cell>
          <table:table-cell table:number-columns-repeated="16382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7.36" table:style-name="ce4">
            <text:p>7.3600</text:p>
          </table:table-cell>
          <table:table-cell table:number-columns-repeated="16382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7.41" table:style-name="ce4">
            <text:p>7.4100</text:p>
          </table:table-cell>
          <table:table-cell table:number-columns-repeated="16382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7.46" table:style-name="ce4">
            <text:p>7.4600</text:p>
          </table:table-cell>
          <table:table-cell table:number-columns-repeated="16382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7.49" table:style-name="ce4">
            <text:p>7.4900</text:p>
          </table:table-cell>
          <table:table-cell table:number-columns-repeated="16382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7.54" table:style-name="ce4">
            <text:p>7.5400</text:p>
          </table:table-cell>
          <table:table-cell table:number-columns-repeated="16382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7.58" table:style-name="ce4">
            <text:p>7.5800</text:p>
          </table:table-cell>
          <table:table-cell table:number-columns-repeated="16382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7.6" table:style-name="ce4">
            <text:p>7.6000</text:p>
          </table:table-cell>
          <table:table-cell table:number-columns-repeated="16382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7.65" table:style-name="ce4">
            <text:p>7.6500</text:p>
          </table:table-cell>
          <table:table-cell table:number-columns-repeated="16382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7.69" table:style-name="ce4">
            <text:p>7.6900</text:p>
          </table:table-cell>
          <table:table-cell table:number-columns-repeated="16382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7.71" table:style-name="ce4">
            <text:p>7.7100</text:p>
          </table:table-cell>
          <table:table-cell table:number-columns-repeated="16382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7.75" table:style-name="ce4">
            <text:p>7.7500</text:p>
          </table:table-cell>
          <table:table-cell table:number-columns-repeated="16382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7.8" table:style-name="ce4">
            <text:p>7.8000</text:p>
          </table:table-cell>
          <table:table-cell table:number-columns-repeated="16382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7.82" table:style-name="ce4">
            <text:p>7.8200</text:p>
          </table:table-cell>
          <table:table-cell table:number-columns-repeated="16382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7.86" table:style-name="ce4">
            <text:p>7.8600</text:p>
          </table:table-cell>
          <table:table-cell table:number-columns-repeated="16382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7.89" table:style-name="ce4">
            <text:p>7.8900</text:p>
          </table:table-cell>
          <table:table-cell table:number-columns-repeated="16382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7.91" table:style-name="ce4">
            <text:p>7.9100</text:p>
          </table:table-cell>
          <table:table-cell table:number-columns-repeated="16382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7.95" table:style-name="ce4">
            <text:p>7.9500</text:p>
          </table:table-cell>
          <table:table-cell table:number-columns-repeated="16382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7.98" table:style-name="ce4">
            <text:p>7.9800</text:p>
          </table:table-cell>
          <table:table-cell table:number-columns-repeated="16382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8" table:style-name="ce4">
            <text:p>8.0000</text:p>
          </table:table-cell>
          <table:table-cell table:number-columns-repeated="16382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8.0399999999999991" table:style-name="ce4">
            <text:p>8.0400</text:p>
          </table:table-cell>
          <table:table-cell table:number-columns-repeated="16382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8.07" table:style-name="ce4">
            <text:p>8.0700</text:p>
          </table:table-cell>
          <table:table-cell table:number-columns-repeated="16382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8.09" table:style-name="ce4">
            <text:p>8.0900</text:p>
          </table:table-cell>
          <table:table-cell table:number-columns-repeated="16382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8.1199999999999992" table:style-name="ce4">
            <text:p>8.1200</text:p>
          </table:table-cell>
          <table:table-cell table:number-columns-repeated="16382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8.15" table:style-name="ce4">
            <text:p>8.1500</text:p>
          </table:table-cell>
          <table:table-cell table:number-columns-repeated="16382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8.17" table:style-name="ce4">
            <text:p>8.1700</text:p>
          </table:table-cell>
          <table:table-cell table:number-columns-repeated="16382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8.1999999999999993" table:style-name="ce4">
            <text:p>8.2000</text:p>
          </table:table-cell>
          <table:table-cell table:number-columns-repeated="16382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8.23" table:style-name="ce4">
            <text:p>8.2300</text:p>
          </table:table-cell>
          <table:table-cell table:number-columns-repeated="16382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8.24" table:style-name="ce4">
            <text:p>8.2400</text:p>
          </table:table-cell>
          <table:table-cell table:number-columns-repeated="16382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8.27" table:style-name="ce4">
            <text:p>8.2700</text:p>
          </table:table-cell>
          <table:table-cell table:number-columns-repeated="16382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8.3000000000000007" table:style-name="ce4">
            <text:p>8.3000</text:p>
          </table:table-cell>
          <table:table-cell table:number-columns-repeated="16382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8.31" table:style-name="ce4">
            <text:p>8.3100</text:p>
          </table:table-cell>
          <table:table-cell table:number-columns-repeated="16382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8.34" table:style-name="ce4">
            <text:p>8.3400</text:p>
          </table:table-cell>
          <table:table-cell table:number-columns-repeated="16382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8.3699999999999992" table:style-name="ce4">
            <text:p>8.3700</text:p>
          </table:table-cell>
          <table:table-cell table:number-columns-repeated="16382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8.3800000000000008" table:style-name="ce4">
            <text:p>8.3800</text:p>
          </table:table-cell>
          <table:table-cell table:number-columns-repeated="16382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8.41" table:style-name="ce4">
            <text:p>8.4100</text:p>
          </table:table-cell>
          <table:table-cell table:number-columns-repeated="16382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8.43" table:style-name="ce4">
            <text:p>8.4300</text:p>
          </table:table-cell>
          <table:table-cell table:number-columns-repeated="16382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8.44" table:style-name="ce4">
            <text:p>8.4400</text:p>
          </table:table-cell>
          <table:table-cell table:number-columns-repeated="16382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8.4700000000000006" table:style-name="ce4">
            <text:p>8.4700</text:p>
          </table:table-cell>
          <table:table-cell table:number-columns-repeated="16382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8.49" table:style-name="ce4">
            <text:p>8.4900</text:p>
          </table:table-cell>
          <table:table-cell table:number-columns-repeated="16382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8.5" table:style-name="ce4">
            <text:p>8.5000</text:p>
          </table:table-cell>
          <table:table-cell table:number-columns-repeated="16382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8.5299999999999994" table:style-name="ce4">
            <text:p>8.5300</text:p>
          </table:table-cell>
          <table:table-cell table:number-columns-repeated="16382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8.5500000000000007" table:style-name="ce4">
            <text:p>8.5500</text:p>
          </table:table-cell>
          <table:table-cell table:number-columns-repeated="16382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8.56" table:style-name="ce4">
            <text:p>8.5600</text:p>
          </table:table-cell>
          <table:table-cell table:number-columns-repeated="16382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8.58" table:style-name="ce4">
            <text:p>8.5800</text:p>
          </table:table-cell>
          <table:table-cell table:number-columns-repeated="16382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8.6" table:style-name="ce4">
            <text:p>8.6000</text:p>
          </table:table-cell>
          <table:table-cell table:number-columns-repeated="16382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8.61" table:style-name="ce4">
            <text:p>8.6100</text:p>
          </table:table-cell>
          <table:table-cell table:number-columns-repeated="16382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8.6300000000000008" table:style-name="ce4">
            <text:p>8.6300</text:p>
          </table:table-cell>
          <table:table-cell table:number-columns-repeated="16382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8.65" table:style-name="ce4">
            <text:p>8.6500</text:p>
          </table:table-cell>
          <table:table-cell table:number-columns-repeated="16382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8.66" table:style-name="ce4">
            <text:p>8.6600</text:p>
          </table:table-cell>
          <table:table-cell table:number-columns-repeated="16382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8.68" table:style-name="ce4">
            <text:p>8.6800</text:p>
          </table:table-cell>
          <table:table-cell table:number-columns-repeated="16382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8.6999999999999993" table:style-name="ce4">
            <text:p>8.7000</text:p>
          </table:table-cell>
          <table:table-cell table:number-columns-repeated="16382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8.7100000000000009" table:style-name="ce4">
            <text:p>8.7100</text:p>
          </table:table-cell>
          <table:table-cell table:number-columns-repeated="16382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8.7200000000000006" table:style-name="ce4">
            <text:p>8.7200</text:p>
          </table:table-cell>
          <table:table-cell table:number-columns-repeated="16382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8.74" table:style-name="ce4">
            <text:p>8.7400</text:p>
          </table:table-cell>
          <table:table-cell table:number-columns-repeated="16382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8.75" table:style-name="ce4">
            <text:p>8.7500</text:p>
          </table:table-cell>
          <table:table-cell table:number-columns-repeated="16382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8.77" table:style-name="ce4">
            <text:p>8.7700</text:p>
          </table:table-cell>
          <table:table-cell table:number-columns-repeated="16382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8.7799999999999994" table:style-name="ce4">
            <text:p>8.7800</text:p>
          </table:table-cell>
          <table:table-cell table:number-columns-repeated="16382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8.7899999999999991" table:style-name="ce4">
            <text:p>8.7900</text:p>
          </table:table-cell>
          <table:table-cell table:number-columns-repeated="16382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8.81" table:style-name="ce4">
            <text:p>8.8100</text:p>
          </table:table-cell>
          <table:table-cell table:number-columns-repeated="16382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8.82" table:style-name="ce4">
            <text:p>8.8200</text:p>
          </table:table-cell>
          <table:table-cell table:number-columns-repeated="16382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8.83" table:style-name="ce4">
            <text:p>8.8300</text:p>
          </table:table-cell>
          <table:table-cell table:number-columns-repeated="16382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8.84" table:style-name="ce4">
            <text:p>8.8400</text:p>
          </table:table-cell>
          <table:table-cell table:number-columns-repeated="16382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8.86" table:style-name="ce4">
            <text:p>8.8600</text:p>
          </table:table-cell>
          <table:table-cell table:number-columns-repeated="16382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8.8699999999999992" table:style-name="ce4">
            <text:p>8.8700</text:p>
          </table:table-cell>
          <table:table-cell table:number-columns-repeated="16382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8.8800000000000008" table:style-name="ce4">
            <text:p>8.8800</text:p>
          </table:table-cell>
          <table:table-cell table:number-columns-repeated="16382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8.89" table:style-name="ce4">
            <text:p>8.8900</text:p>
          </table:table-cell>
          <table:table-cell table:number-columns-repeated="16382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8.9" table:style-name="ce4">
            <text:p>8.9000</text:p>
          </table:table-cell>
          <table:table-cell table:number-columns-repeated="16382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8.92" table:style-name="ce4">
            <text:p>8.9200</text:p>
          </table:table-cell>
          <table:table-cell table:number-columns-repeated="16382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8.93" table:style-name="ce4">
            <text:p>8.9300</text:p>
          </table:table-cell>
          <table:table-cell table:number-columns-repeated="16382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8.93" table:style-name="ce4">
            <text:p>8.9300</text:p>
          </table:table-cell>
          <table:table-cell table:number-columns-repeated="16382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8.9499999999999993" table:style-name="ce4">
            <text:p>8.9500</text:p>
          </table:table-cell>
          <table:table-cell table:number-columns-repeated="16382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8.9600000000000009" table:style-name="ce4">
            <text:p>8.9600</text:p>
          </table:table-cell>
          <table:table-cell table:number-columns-repeated="16382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8.9700000000000006" table:style-name="ce4">
            <text:p>8.9700</text:p>
          </table:table-cell>
          <table:table-cell table:number-columns-repeated="16382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8.98" table:style-name="ce4">
            <text:p>8.9800</text:p>
          </table:table-cell>
          <table:table-cell table:number-columns-repeated="16382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8.99" table:style-name="ce4">
            <text:p>8.9900</text:p>
          </table:table-cell>
          <table:table-cell table:number-columns-repeated="16382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8.99" table:style-name="ce4">
            <text:p>8.9900</text:p>
          </table:table-cell>
          <table:table-cell table:number-columns-repeated="16382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9.01" table:style-name="ce4">
            <text:p>9.0100</text:p>
          </table:table-cell>
          <table:table-cell table:number-columns-repeated="16382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9.02" table:style-name="ce4">
            <text:p>9.0200</text:p>
          </table:table-cell>
          <table:table-cell table:number-columns-repeated="16382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9.02" table:style-name="ce4">
            <text:p>9.0200</text:p>
          </table:table-cell>
          <table:table-cell table:number-columns-repeated="16382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9.0299999999999994" table:style-name="ce4">
            <text:p>9.0300</text:p>
          </table:table-cell>
          <table:table-cell table:number-columns-repeated="16382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9.0399999999999991" table:style-name="ce4">
            <text:p>9.0400</text:p>
          </table:table-cell>
          <table:table-cell table:number-columns-repeated="16382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9.0500000000000007" table:style-name="ce4">
            <text:p>9.0500</text:p>
          </table:table-cell>
          <table:table-cell table:number-columns-repeated="16382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9.06" table:style-name="ce4">
            <text:p>9.0600</text:p>
          </table:table-cell>
          <table:table-cell table:number-columns-repeated="16382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9.07" table:style-name="ce4">
            <text:p>9.0700</text:p>
          </table:table-cell>
          <table:table-cell table:number-columns-repeated="16382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9.07" table:style-name="ce4">
            <text:p>9.0700</text:p>
          </table:table-cell>
          <table:table-cell table:number-columns-repeated="16382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9.08" table:style-name="ce4">
            <text:p>9.0800</text:p>
          </table:table-cell>
          <table:table-cell table:number-columns-repeated="16382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9.09" table:style-name="ce4">
            <text:p>9.0900</text:p>
          </table:table-cell>
          <table:table-cell table:number-columns-repeated="16382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9.09" table:style-name="ce4">
            <text:p>9.0900</text:p>
          </table:table-cell>
          <table:table-cell table:number-columns-repeated="16382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9.1" table:style-name="ce4">
            <text:p>9.1000</text:p>
          </table:table-cell>
          <table:table-cell table:number-columns-repeated="16382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9.11" table:style-name="ce4">
            <text:p>9.1100</text:p>
          </table:table-cell>
          <table:table-cell table:number-columns-repeated="16382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9.1199999999999992" table:style-name="ce4">
            <text:p>9.1200</text:p>
          </table:table-cell>
          <table:table-cell table:number-columns-repeated="16382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9.1300000000000008" table:style-name="ce4">
            <text:p>9.1300</text:p>
          </table:table-cell>
          <table:table-cell table:number-columns-repeated="16382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9.1300000000000008" table:style-name="ce4">
            <text:p>9.1300</text:p>
          </table:table-cell>
          <table:table-cell table:number-columns-repeated="16382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9.14" table:style-name="ce4">
            <text:p>9.1400</text:p>
          </table:table-cell>
          <table:table-cell table:number-columns-repeated="16382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9.15" table:style-name="ce4">
            <text:p>9.1500</text:p>
          </table:table-cell>
          <table:table-cell table:number-columns-repeated="16382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9.15" table:style-name="ce4">
            <text:p>9.1500</text:p>
          </table:table-cell>
          <table:table-cell table:number-columns-repeated="16382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9.16" table:style-name="ce4">
            <text:p>9.1600</text:p>
          </table:table-cell>
          <table:table-cell table:number-columns-repeated="16382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9.16" table:style-name="ce4">
            <text:p>9.1600</text:p>
          </table:table-cell>
          <table:table-cell table:number-columns-repeated="16382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9.17" table:style-name="ce4">
            <text:p>9.1700</text:p>
          </table:table-cell>
          <table:table-cell table:number-columns-repeated="16382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9.18" table:style-name="ce4">
            <text:p>9.1800</text:p>
          </table:table-cell>
          <table:table-cell table:number-columns-repeated="16382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9.18" table:style-name="ce4">
            <text:p>9.1800</text:p>
          </table:table-cell>
          <table:table-cell table:number-columns-repeated="16382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9.19" table:style-name="ce4">
            <text:p>9.1900</text:p>
          </table:table-cell>
          <table:table-cell table:number-columns-repeated="16382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9.19" table:style-name="ce4">
            <text:p>9.1900</text:p>
          </table:table-cell>
          <table:table-cell table:number-columns-repeated="16382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9.1999999999999993" table:style-name="ce4">
            <text:p>9.2000</text:p>
          </table:table-cell>
          <table:table-cell table:number-columns-repeated="16382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9.2100000000000009" table:style-name="ce4">
            <text:p>9.2100</text:p>
          </table:table-cell>
          <table:table-cell table:number-columns-repeated="16382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9.2100000000000009" table:style-name="ce4">
            <text:p>9.2100</text:p>
          </table:table-cell>
          <table:table-cell table:number-columns-repeated="16382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9.2200000000000006" table:style-name="ce4">
            <text:p>9.2200</text:p>
          </table:table-cell>
          <table:table-cell table:number-columns-repeated="16382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9.2200000000000006" table:style-name="ce4">
            <text:p>9.2200</text:p>
          </table:table-cell>
          <table:table-cell table:number-columns-repeated="16382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9.23" table:style-name="ce4">
            <text:p>9.2300</text:p>
          </table:table-cell>
          <table:table-cell table:number-columns-repeated="16382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9.23" table:style-name="ce4">
            <text:p>9.2300</text:p>
          </table:table-cell>
          <table:table-cell table:number-columns-repeated="16382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9.24" table:style-name="ce4">
            <text:p>9.2400</text:p>
          </table:table-cell>
          <table:table-cell table:number-columns-repeated="16382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9.24" table:style-name="ce4">
            <text:p>9.2400</text:p>
          </table:table-cell>
          <table:table-cell table:number-columns-repeated="16382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9.24" table:style-name="ce4">
            <text:p>9.2400</text:p>
          </table:table-cell>
          <table:table-cell table:number-columns-repeated="16382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9.25" table:style-name="ce4">
            <text:p>9.2500</text:p>
          </table:table-cell>
          <table:table-cell table:number-columns-repeated="16382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9.25" table:style-name="ce4">
            <text:p>9.2500</text:p>
          </table:table-cell>
          <table:table-cell table:number-columns-repeated="16382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9.26" table:style-name="ce4">
            <text:p>9.2600</text:p>
          </table:table-cell>
          <table:table-cell table:number-columns-repeated="16382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9.27" table:style-name="ce4">
            <text:p>9.2700</text:p>
          </table:table-cell>
          <table:table-cell table:number-columns-repeated="16382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9.27" table:style-name="ce4">
            <text:p>9.2700</text:p>
          </table:table-cell>
          <table:table-cell table:number-columns-repeated="16382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9.27" table:style-name="ce4">
            <text:p>9.2700</text:p>
          </table:table-cell>
          <table:table-cell table:number-columns-repeated="16382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9.2799999999999994" table:style-name="ce4">
            <text:p>9.2800</text:p>
          </table:table-cell>
          <table:table-cell table:number-columns-repeated="16382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9.2799999999999994" table:style-name="ce4">
            <text:p>9.2800</text:p>
          </table:table-cell>
          <table:table-cell table:number-columns-repeated="16382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9.2899999999999991" table:style-name="ce4">
            <text:p>9.2900</text:p>
          </table:table-cell>
          <table:table-cell table:number-columns-repeated="16382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9.2899999999999991" table:style-name="ce4">
            <text:p>9.2900</text:p>
          </table:table-cell>
          <table:table-cell table:number-columns-repeated="16382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9.2899999999999991" table:style-name="ce4">
            <text:p>9.2900</text:p>
          </table:table-cell>
          <table:table-cell table:number-columns-repeated="16382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9.3000000000000007" table:style-name="ce4">
            <text:p>9.3000</text:p>
          </table:table-cell>
          <table:table-cell table:number-columns-repeated="16382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9.3000000000000007" table:style-name="ce4">
            <text:p>9.3000</text:p>
          </table:table-cell>
          <table:table-cell table:number-columns-repeated="16382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9.3000000000000007" table:style-name="ce4">
            <text:p>9.3000</text:p>
          </table:table-cell>
          <table:table-cell table:number-columns-repeated="16382"/>
        </table:table-row>
        <table:table-row table:style-name="ro1">
          <table:table-cell office:value-type="float" office:value="199" table:style-name="ce3">
            <text:p>199</text:p>
          </table:table-cell>
          <table:table-cell office:value-type="float" office:value="9.3019999999999996" table:style-name="ce5">
            <text:p>9.3020</text:p>
          </table:table-cell>
          <table:table-cell table:number-columns-repeated="16382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9.2439999999999998" table:style-name="ce4">
            <text:p>9.2440</text:p>
          </table:table-cell>
          <table:table-cell table:number-columns-repeated="16382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9.1229999999999993" table:style-name="ce4">
            <text:p>9.1230</text:p>
          </table:table-cell>
          <table:table-cell table:number-columns-repeated="16382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8.89" table:style-name="ce4">
            <text:p>8.8900</text:p>
          </table:table-cell>
          <table:table-cell table:number-columns-repeated="16382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8.6650000000000009" table:style-name="ce4">
            <text:p>8.6650</text:p>
          </table:table-cell>
          <table:table-cell table:number-columns-repeated="16382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float" office:value="8.5560000000000009" table:style-name="ce4">
            <text:p>8.5560</text:p>
          </table:table-cell>
          <table:table-cell table:number-columns-repeated="16382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float" office:value="8.3420000000000005" table:style-name="ce4">
            <text:p>8.3420</text:p>
          </table:table-cell>
          <table:table-cell table:number-columns-repeated="16382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float" office:value="8.1340000000000003" table:style-name="ce4">
            <text:p>8.1340</text:p>
          </table:table-cell>
          <table:table-cell table:number-columns-repeated="16382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float" office:value="8.0340000000000007" table:style-name="ce4">
            <text:p>8.0340</text:p>
          </table:table-cell>
          <table:table-cell table:number-columns-repeated="16382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7.835" table:style-name="ce4">
            <text:p>7.8350</text:p>
          </table:table-cell>
          <table:table-cell table:number-columns-repeated="16382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float" office:value="7.6400000000000006" table:style-name="ce4">
            <text:p>7.6400</text:p>
          </table:table-cell>
          <table:table-cell table:number-columns-repeated="16382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float" office:value="7.5460000000000003" table:style-name="ce4">
            <text:p>7.5460</text:p>
          </table:table-cell>
          <table:table-cell table:number-columns-repeated="16382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float" office:value="7.36" table:style-name="ce4">
            <text:p>7.3600</text:p>
          </table:table-cell>
          <table:table-cell table:number-columns-repeated="16382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7.1790000000000003" table:style-name="ce4">
            <text:p>7.1790</text:p>
          </table:table-cell>
          <table:table-cell table:number-columns-repeated="16382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float" office:value="7.0920000000000005" table:style-name="ce4">
            <text:p>7.0920</text:p>
          </table:table-cell>
          <table:table-cell table:number-columns-repeated="16382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6.9169999999999998" table:style-name="ce4">
            <text:p>6.9170</text:p>
          </table:table-cell>
          <table:table-cell table:number-columns-repeated="16382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float" office:value="6.7480000000000002" table:style-name="ce4">
            <text:p>6.7480</text:p>
          </table:table-cell>
          <table:table-cell table:number-columns-repeated="16382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float" office:value="6.665" table:style-name="ce4">
            <text:p>6.6650</text:p>
          </table:table-cell>
          <table:table-cell table:number-columns-repeated="16382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float" office:value="6.5019999999999998" table:style-name="ce4">
            <text:p>6.5020</text:p>
          </table:table-cell>
          <table:table-cell table:number-columns-repeated="16382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6.3440000000000003" table:style-name="ce4">
            <text:p>6.3440</text:p>
          </table:table-cell>
          <table:table-cell table:number-columns-repeated="16382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float" office:value="6.266" table:style-name="ce4">
            <text:p>6.2660</text:p>
          </table:table-cell>
          <table:table-cell table:number-columns-repeated="16382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6.1130000000000004" table:style-name="ce4">
            <text:p>6.1130</text:p>
          </table:table-cell>
          <table:table-cell table:number-columns-repeated="16382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float" office:value="5.9640000000000004" table:style-name="ce4">
            <text:p>5.9640</text:p>
          </table:table-cell>
          <table:table-cell table:number-columns-repeated="16382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float" office:value="5.8920000000000003" table:style-name="ce4">
            <text:p>5.8920</text:p>
          </table:table-cell>
          <table:table-cell table:number-columns-repeated="16382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5.7469999999999999" table:style-name="ce4">
            <text:p>5.7470</text:p>
          </table:table-cell>
          <table:table-cell table:number-columns-repeated="16382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float" office:value="5.6070000000000002" table:style-name="ce4">
            <text:p>5.6070</text:p>
          </table:table-cell>
          <table:table-cell table:number-columns-repeated="16382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float" office:value="5.5389999999999997" table:style-name="ce4">
            <text:p>5.5390</text:p>
          </table:table-cell>
          <table:table-cell table:number-columns-repeated="16382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float" office:value="5.4050000000000002" table:style-name="ce4">
            <text:p>5.4050</text:p>
          </table:table-cell>
          <table:table-cell table:number-columns-repeated="16382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5.274" table:style-name="ce4">
            <text:p>5.2740</text:p>
          </table:table-cell>
          <table:table-cell table:number-columns-repeated="16382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5.2090000000000005" table:style-name="ce4">
            <text:p>5.2090</text:p>
          </table:table-cell>
          <table:table-cell table:number-columns-repeated="16382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5.0830000000000002" table:style-name="ce4">
            <text:p>5.0830</text:p>
          </table:table-cell>
          <table:table-cell table:number-columns-repeated="16382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float" office:value="4.96" table:style-name="ce4">
            <text:p>4.9600</text:p>
          </table:table-cell>
          <table:table-cell table:number-columns-repeated="16382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float" office:value="4.899" table:style-name="ce4">
            <text:p>4.8990</text:p>
          </table:table-cell>
          <table:table-cell table:number-columns-repeated="16382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4.78" table:style-name="ce4">
            <text:p>4.7800</text:p>
          </table:table-cell>
          <table:table-cell table:number-columns-repeated="16382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float" office:value="4.665" table:style-name="ce4">
            <text:p>4.6650</text:p>
          </table:table-cell>
          <table:table-cell table:number-columns-repeated="16382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4.6080000000000005" table:style-name="ce4">
            <text:p>4.6080</text:p>
          </table:table-cell>
          <table:table-cell table:number-columns-repeated="16382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float" office:value="4.4960000000000004" table:style-name="ce4">
            <text:p>4.4960</text:p>
          </table:table-cell>
          <table:table-cell table:number-columns-repeated="16382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4.3879999999999999" table:style-name="ce4">
            <text:p>4.3880</text:p>
          </table:table-cell>
          <table:table-cell table:number-columns-repeated="16382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4.335" table:style-name="ce4">
            <text:p>4.3350</text:p>
          </table:table-cell>
          <table:table-cell table:number-columns-repeated="16382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4.2290000000000001" table:style-name="ce4">
            <text:p>4.2290</text:p>
          </table:table-cell>
          <table:table-cell table:number-columns-repeated="16382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4.1280000000000001" table:style-name="ce4">
            <text:p>4.1280</text:p>
          </table:table-cell>
          <table:table-cell table:number-columns-repeated="16382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4.0780000000000003" table:style-name="ce4">
            <text:p>4.0780</text:p>
          </table:table-cell>
          <table:table-cell table:number-columns-repeated="16382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3.9790000000000001" table:style-name="ce4">
            <text:p>3.9790</text:p>
          </table:table-cell>
          <table:table-cell table:number-columns-repeated="16382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float" office:value="3.883" table:style-name="ce4">
            <text:p>3.8830</text:p>
          </table:table-cell>
          <table:table-cell table:number-columns-repeated="16382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float" office:value="3.835" table:style-name="ce4">
            <text:p>3.8350</text:p>
          </table:table-cell>
          <table:table-cell table:number-columns-repeated="16382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float" office:value="3.7429999999999999" table:style-name="ce4">
            <text:p>3.7430</text:p>
          </table:table-cell>
          <table:table-cell table:number-columns-repeated="16382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3.653" table:style-name="ce4">
            <text:p>3.6530</text:p>
          </table:table-cell>
          <table:table-cell table:number-columns-repeated="16382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3.6080000000000001" table:style-name="ce4">
            <text:p>3.6080</text:p>
          </table:table-cell>
          <table:table-cell table:number-columns-repeated="16382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3.5220000000000002" table:style-name="ce4">
            <text:p>3.5220</text:p>
          </table:table-cell>
          <table:table-cell table:number-columns-repeated="16382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3.4359999999999999" table:style-name="ce4">
            <text:p>3.4360</text:p>
          </table:table-cell>
          <table:table-cell table:number-columns-repeated="16382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3.3940000000000001" table:style-name="ce4">
            <text:p>3.3940</text:p>
          </table:table-cell>
          <table:table-cell table:number-columns-repeated="16382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3.3140000000000001" table:style-name="ce4">
            <text:p>3.3140</text:p>
          </table:table-cell>
          <table:table-cell table:number-columns-repeated="16382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3.2330000000000001" table:style-name="ce4">
            <text:p>3.2330</text:p>
          </table:table-cell>
          <table:table-cell table:number-columns-repeated="16382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3.1950000000000003" table:style-name="ce4">
            <text:p>3.1950</text:p>
          </table:table-cell>
          <table:table-cell table:number-columns-repeated="16382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float" office:value="3.117" table:style-name="ce4">
            <text:p>3.1170</text:p>
          </table:table-cell>
          <table:table-cell table:number-columns-repeated="16382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float" office:value="3.0430000000000001" table:style-name="ce4">
            <text:p>3.0430</text:p>
          </table:table-cell>
          <table:table-cell table:number-columns-repeated="16382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3.0049999999999999" table:style-name="ce4">
            <text:p>3.0050</text:p>
          </table:table-cell>
          <table:table-cell table:number-columns-repeated="16382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2.9340000000000002" table:style-name="ce4">
            <text:p>2.9340</text:p>
          </table:table-cell>
          <table:table-cell table:number-columns-repeated="16382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2.8620000000000001" table:style-name="ce4">
            <text:p>2.8620</text:p>
          </table:table-cell>
          <table:table-cell table:number-columns-repeated="16382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float" office:value="2.8279999999999998" table:style-name="ce4">
            <text:p>2.8280</text:p>
          </table:table-cell>
          <table:table-cell table:number-columns-repeated="16382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float" office:value="2.7600000000000002" table:style-name="ce4">
            <text:p>2.7600</text:p>
          </table:table-cell>
          <table:table-cell table:number-columns-repeated="16382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2.694" table:style-name="ce4">
            <text:p>2.6940</text:p>
          </table:table-cell>
          <table:table-cell table:number-columns-repeated="16382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float" office:value="2.6619999999999999" table:style-name="ce4">
            <text:p>2.6620</text:p>
          </table:table-cell>
          <table:table-cell table:number-columns-repeated="16382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float" office:value="2.5990000000000002" table:style-name="ce4">
            <text:p>2.5990</text:p>
          </table:table-cell>
          <table:table-cell table:number-columns-repeated="16382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float" office:value="2.5350000000000001" table:style-name="ce4">
            <text:p>2.5350</text:p>
          </table:table-cell>
          <table:table-cell table:number-columns-repeated="16382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float" office:value="2.5060000000000002" table:style-name="ce4">
            <text:p>2.5060</text:p>
          </table:table-cell>
          <table:table-cell table:number-columns-repeated="16382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float" office:value="2.4449999999999998" table:style-name="ce4">
            <text:p>2.4450</text:p>
          </table:table-cell>
          <table:table-cell table:number-columns-repeated="16382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float" office:value="2.3879999999999999" table:style-name="ce4">
            <text:p>2.3880</text:p>
          </table:table-cell>
          <table:table-cell table:number-columns-repeated="16382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float" office:value="2.3580000000000001" table:style-name="ce4">
            <text:p>2.3580</text:p>
          </table:table-cell>
          <table:table-cell table:number-columns-repeated="16382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float" office:value="2.302" table:style-name="ce4">
            <text:p>2.3020</text:p>
          </table:table-cell>
          <table:table-cell table:number-columns-repeated="16382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float" office:value="2.2469999999999999" table:style-name="ce4">
            <text:p>2.2470</text:p>
          </table:table-cell>
          <table:table-cell table:number-columns-repeated="16382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float" office:value="2.2200000000000002" table:style-name="ce4">
            <text:p>2.2200</text:p>
          </table:table-cell>
          <table:table-cell table:number-columns-repeated="16382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float" office:value="2.1680000000000001" table:style-name="ce4">
            <text:p>2.1680</text:p>
          </table:table-cell>
          <table:table-cell table:number-columns-repeated="16382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float" office:value="2.1150000000000002" table:style-name="ce4">
            <text:p>2.1150</text:p>
          </table:table-cell>
          <table:table-cell table:number-columns-repeated="16382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2.089" table:style-name="ce4">
            <text:p>2.0890</text:p>
          </table:table-cell>
          <table:table-cell table:number-columns-repeated="16382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float" office:value="2.0409999999999999" table:style-name="ce4">
            <text:p>2.0410</text:p>
          </table:table-cell>
          <table:table-cell table:number-columns-repeated="16382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float" office:value="1.9910000000000001" table:style-name="ce4">
            <text:p>1.9910</text:p>
          </table:table-cell>
          <table:table-cell table:number-columns-repeated="16382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float" office:value="1.968" table:style-name="ce4">
            <text:p>1.9680</text:p>
          </table:table-cell>
          <table:table-cell table:number-columns-repeated="16382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float" office:value="1.921" table:style-name="ce4">
            <text:p>1.9210</text:p>
          </table:table-cell>
          <table:table-cell table:number-columns-repeated="16382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float" office:value="1.875" table:style-name="ce4">
            <text:p>1.8750</text:p>
          </table:table-cell>
          <table:table-cell table:number-columns-repeated="16382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float" office:value="1.8540000000000001" table:style-name="ce4">
            <text:p>1.8540</text:p>
          </table:table-cell>
          <table:table-cell table:number-columns-repeated="16382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float" office:value="1.8089999999999999" table:style-name="ce4">
            <text:p>1.8090</text:p>
          </table:table-cell>
          <table:table-cell table:number-columns-repeated="16382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float" office:value="1.766" table:style-name="ce4">
            <text:p>1.7660</text:p>
          </table:table-cell>
          <table:table-cell table:number-columns-repeated="16382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float" office:value="1.7450000000000001" table:style-name="ce4">
            <text:p>1.7450</text:p>
          </table:table-cell>
          <table:table-cell table:number-columns-repeated="16382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float" office:value="1.7030000000000001" table:style-name="ce4">
            <text:p>1.7030</text:p>
          </table:table-cell>
          <table:table-cell table:number-columns-repeated="16382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float" office:value="1.6640000000000001" table:style-name="ce4">
            <text:p>1.6640</text:p>
          </table:table-cell>
          <table:table-cell table:number-columns-repeated="16382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float" office:value="1.643" table:style-name="ce4">
            <text:p>1.6430</text:p>
          </table:table-cell>
          <table:table-cell table:number-columns-repeated="16382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float" office:value="1.6040000000000001" table:style-name="ce4">
            <text:p>1.6040</text:p>
          </table:table-cell>
          <table:table-cell table:number-columns-repeated="16382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float" office:value="1.5649999999999999" table:style-name="ce4">
            <text:p>1.5650</text:p>
          </table:table-cell>
          <table:table-cell table:number-columns-repeated="16382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float" office:value="1.5469999999999999" table:style-name="ce4">
            <text:p>1.5470</text:p>
          </table:table-cell>
          <table:table-cell table:number-columns-repeated="16382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float" office:value="1.5110000000000001" table:style-name="ce4">
            <text:p>1.5110</text:p>
          </table:table-cell>
          <table:table-cell table:number-columns-repeated="16382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float" office:value="1.476" table:style-name="ce4">
            <text:p>1.4760</text:p>
          </table:table-cell>
          <table:table-cell table:number-columns-repeated="16382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float" office:value="1.4570000000000001" table:style-name="ce4">
            <text:p>1.4570</text:p>
          </table:table-cell>
          <table:table-cell table:number-columns-repeated="16382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float" office:value="1.4239999999999999" table:style-name="ce4">
            <text:p>1.4240</text:p>
          </table:table-cell>
          <table:table-cell table:number-columns-repeated="16382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float" office:value="1.389" table:style-name="ce4">
            <text:p>1.3890</text:p>
          </table:table-cell>
          <table:table-cell table:number-columns-repeated="16382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float" office:value="1.3740000000000001" table:style-name="ce4">
            <text:p>1.3740</text:p>
          </table:table-cell>
          <table:table-cell table:number-columns-repeated="16382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float" office:value="1.341" table:style-name="ce4">
            <text:p>1.3410</text:p>
          </table:table-cell>
          <table:table-cell table:number-columns-repeated="16382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float" office:value="1.31" table:style-name="ce4">
            <text:p>1.3100</text:p>
          </table:table-cell>
          <table:table-cell table:number-columns-repeated="16382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float" office:value="1.294" table:style-name="ce4">
            <text:p>1.2940</text:p>
          </table:table-cell>
          <table:table-cell table:number-columns-repeated="16382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float" office:value="1.264" table:style-name="ce4">
            <text:p>1.2640</text:p>
          </table:table-cell>
          <table:table-cell table:number-columns-repeated="16382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float" office:value="1.234" table:style-name="ce4">
            <text:p>1.2340</text:p>
          </table:table-cell>
          <table:table-cell table:number-columns-repeated="16382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1.2190000000000001" table:style-name="ce4">
            <text:p>1.2190</text:p>
          </table:table-cell>
          <table:table-cell table:number-columns-repeated="16382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float" office:value="1.1910000000000001" table:style-name="ce4">
            <text:p>1.1910</text:p>
          </table:table-cell>
          <table:table-cell table:number-columns-repeated="16382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float" office:value="1.1619999999999999" table:style-name="ce4">
            <text:p>1.1620</text:p>
          </table:table-cell>
          <table:table-cell table:number-columns-repeated="16382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float" office:value="1.149" table:style-name="ce4">
            <text:p>1.1490</text:p>
          </table:table-cell>
          <table:table-cell table:number-columns-repeated="16382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float" office:value="1.123" table:style-name="ce4">
            <text:p>1.1230</text:p>
          </table:table-cell>
          <table:table-cell table:number-columns-repeated="16382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float" office:value="1.0960000000000001" table:style-name="ce4">
            <text:p>1.0960</text:p>
          </table:table-cell>
          <table:table-cell table:number-columns-repeated="16382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float" office:value="1.083" table:style-name="ce4">
            <text:p>1.0830</text:p>
          </table:table-cell>
          <table:table-cell table:number-columns-repeated="16382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float" office:value="1.0580000000000001" table:style-name="ce4">
            <text:p>1.0580</text:p>
          </table:table-cell>
          <table:table-cell table:number-columns-repeated="16382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float" office:value="1.0329999999999999" table:style-name="ce4">
            <text:p>1.0330</text:p>
          </table:table-cell>
          <table:table-cell table:number-columns-repeated="16382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float" office:value="1.022" table:style-name="ce4">
            <text:p>1.0220</text:p>
          </table:table-cell>
          <table:table-cell table:number-columns-repeated="16382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float" office:value="0.997" table:style-name="ce4">
            <text:p>0.9970</text:p>
          </table:table-cell>
          <table:table-cell table:number-columns-repeated="16382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float" office:value="0.97399999999999998" table:style-name="ce4">
            <text:p>0.9740</text:p>
          </table:table-cell>
          <table:table-cell table:number-columns-repeated="16382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float" office:value="0.96199999999999997" table:style-name="ce4">
            <text:p>0.9620</text:p>
          </table:table-cell>
          <table:table-cell table:number-columns-repeated="16382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float" office:value="0.94100000000000006" table:style-name="ce4">
            <text:p>0.9410</text:p>
          </table:table-cell>
          <table:table-cell table:number-columns-repeated="16382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float" office:value="0.91900000000000004" table:style-name="ce4">
            <text:p>0.9190</text:p>
          </table:table-cell>
          <table:table-cell table:number-columns-repeated="16382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float" office:value="0.90700000000000003" table:style-name="ce4">
            <text:p>0.9070</text:p>
          </table:table-cell>
          <table:table-cell table:number-columns-repeated="16382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float" office:value="0.88600000000000001" table:style-name="ce4">
            <text:p>0.8860</text:p>
          </table:table-cell>
          <table:table-cell table:number-columns-repeated="16382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float" office:value="0.86499999999999999" table:style-name="ce4">
            <text:p>0.8650</text:p>
          </table:table-cell>
          <table:table-cell table:number-columns-repeated="16382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float" office:value="0.85599999999999998" table:style-name="ce4">
            <text:p>0.8560</text:p>
          </table:table-cell>
          <table:table-cell table:number-columns-repeated="16382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float" office:value="0.83599999999999997" table:style-name="ce4">
            <text:p>0.8360</text:p>
          </table:table-cell>
          <table:table-cell table:number-columns-repeated="16382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float" office:value="0.81700000000000006" table:style-name="ce4">
            <text:p>0.8170</text:p>
          </table:table-cell>
          <table:table-cell table:number-columns-repeated="16382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float" office:value="0.80700000000000005" table:style-name="ce4">
            <text:p>0.8070</text:p>
          </table:table-cell>
          <table:table-cell table:number-columns-repeated="16382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float" office:value="0.78800000000000003" table:style-name="ce4">
            <text:p>0.7880</text:p>
          </table:table-cell>
          <table:table-cell table:number-columns-repeated="16382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float" office:value="0.77" table:style-name="ce4">
            <text:p>0.7700</text:p>
          </table:table-cell>
          <table:table-cell table:number-columns-repeated="16382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float" office:value="0.76100000000000001" table:style-name="ce4">
            <text:p>0.7610</text:p>
          </table:table-cell>
          <table:table-cell table:number-columns-repeated="16382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float" office:value="0.74399999999999999" table:style-name="ce4">
            <text:p>0.7440</text:p>
          </table:table-cell>
          <table:table-cell table:number-columns-repeated="16382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float" office:value="0.72699999999999998" table:style-name="ce4">
            <text:p>0.7270</text:p>
          </table:table-cell>
          <table:table-cell table:number-columns-repeated="16382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float" office:value="0.71799999999999997" table:style-name="ce4">
            <text:p>0.7180</text:p>
          </table:table-cell>
          <table:table-cell table:number-columns-repeated="16382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float" office:value="0.70200000000000007" table:style-name="ce4">
            <text:p>0.7020</text:p>
          </table:table-cell>
          <table:table-cell table:number-columns-repeated="16382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float" office:value="0.68600000000000005" table:style-name="ce4">
            <text:p>0.6860</text:p>
          </table:table-cell>
          <table:table-cell table:number-columns-repeated="16382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float" office:value="0.67900000000000005" table:style-name="ce4">
            <text:p>0.6790</text:p>
          </table:table-cell>
          <table:table-cell table:number-columns-repeated="16382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float" office:value="0.66300000000000003" table:style-name="ce4">
            <text:p>0.6630</text:p>
          </table:table-cell>
          <table:table-cell table:number-columns-repeated="16382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float" office:value="0.64600000000000002" table:style-name="ce4">
            <text:p>0.6460</text:p>
          </table:table-cell>
          <table:table-cell table:number-columns-repeated="16382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float" office:value="0.64" table:style-name="ce4">
            <text:p>0.6400</text:p>
          </table:table-cell>
          <table:table-cell table:number-columns-repeated="16382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float" office:value="0.625" table:style-name="ce4">
            <text:p>0.6250</text:p>
          </table:table-cell>
          <table:table-cell table:number-columns-repeated="16382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float" office:value="0.61099999999999999" table:style-name="ce4">
            <text:p>0.6110</text:p>
          </table:table-cell>
          <table:table-cell table:number-columns-repeated="16382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float" office:value="0.60399999999999998" table:style-name="ce4">
            <text:p>0.6040</text:p>
          </table:table-cell>
          <table:table-cell table:number-columns-repeated="16382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float" office:value="0.59099999999999997" table:style-name="ce4">
            <text:p>0.5910</text:p>
          </table:table-cell>
          <table:table-cell table:number-columns-repeated="16382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float" office:value="0.57699999999999996" table:style-name="ce4">
            <text:p>0.5770</text:p>
          </table:table-cell>
          <table:table-cell table:number-columns-repeated="16382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float" office:value="0.56900000000000006" table:style-name="ce4">
            <text:p>0.5690</text:p>
          </table:table-cell>
          <table:table-cell table:number-columns-repeated="16382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float" office:value="0.55700000000000005" table:style-name="ce4">
            <text:p>0.5570</text:p>
          </table:table-cell>
          <table:table-cell table:number-columns-repeated="16382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float" office:value="0.54500000000000004" table:style-name="ce4">
            <text:p>0.5450</text:p>
          </table:table-cell>
          <table:table-cell table:number-columns-repeated="16382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float" office:value="0.53900000000000003" table:style-name="ce4">
            <text:p>0.5390</text:p>
          </table:table-cell>
          <table:table-cell table:number-columns-repeated="16382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float" office:value="0.52600000000000002" table:style-name="ce4">
            <text:p>0.5260</text:p>
          </table:table-cell>
          <table:table-cell table:number-columns-repeated="16382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float" office:value="0.51500000000000001" table:style-name="ce4">
            <text:p>0.5150</text:p>
          </table:table-cell>
          <table:table-cell table:number-columns-repeated="16382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float" office:value="0.50900000000000001" table:style-name="ce4">
            <text:p>0.5090</text:p>
          </table:table-cell>
          <table:table-cell table:number-columns-repeated="16382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float" office:value="0.497" table:style-name="ce4">
            <text:p>0.4970</text:p>
          </table:table-cell>
          <table:table-cell table:number-columns-repeated="16382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float" office:value="0.48599999999999999" table:style-name="ce4">
            <text:p>0.4860</text:p>
          </table:table-cell>
          <table:table-cell table:number-columns-repeated="16382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float" office:value="0.48" table:style-name="ce4">
            <text:p>0.4800</text:p>
          </table:table-cell>
          <table:table-cell table:number-columns-repeated="16382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float" office:value="0.47000000000000003" table:style-name="ce4">
            <text:p>0.4700</text:p>
          </table:table-cell>
          <table:table-cell table:number-columns-repeated="16382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float" office:value="0.45900000000000002" table:style-name="ce4">
            <text:p>0.4590</text:p>
          </table:table-cell>
          <table:table-cell table:number-columns-repeated="16382"/>
        </table:table-row>
        <table:table-row table:number-rows-repeated="104822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7">
      <number:number number:decimal-places="4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874in" fo:margin-bottom="0.7874in" fo:margin-left="0.7874in" fo:margin-right="0.7874in" style:print-orientation="portrait" style:print-page-order="ttb" style:first-page-number="continue" style:scale-to="100%" style:table-centering="none" style:print="objects charts drawings"/>
      <style:header-style>
        <style:header-footer-properties fo:min-height="0.3638in" fo:margin-left="0in" fo:margin-right="0in" fo:margin-bottom="0in"/>
      </style:header-style>
      <style:footer-style>
        <style:header-footer-properties fo:min-height="0.3638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129</meta:generator>
    <dc:creator>jorge del rio lopez</dc:creator>
    <dc:date>2024-12-10T21:15:50Z</dc:date>
    <meta:editing-cycles>14</meta:editing-cycles>
    <meta:editing-duration>PT7933S</meta:editing-duration>
  </office:meta>
</office:document-meta>
</file>